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lwg Typewriter" svg:font-family="'Tlwg Typewriter'"/>
  </office:font-face-decls>
  <office:automatic-styles>
    <style:style style:name="P1" style:family="paragraph" style:parent-style-name="Standard">
      <style:text-properties style:font-name="FreeSans"/>
    </style:style>
    <style:style style:name="P2" style:family="paragraph" style:parent-style-name="Standard">
      <style:paragraph-properties fo:break-before="page"/>
      <style:text-properties style:font-name="FreeSans"/>
    </style:style>
    <style:style style:name="P3" style:family="paragraph" style:parent-style-name="Standard">
      <loext:graphic-properties draw:fill="none"/>
      <style:paragraph-properties fo:margin-left="0in" fo:margin-right="4.6252in" fo:text-indent="0in" style:auto-text-indent="false" fo:background-color="transparent"/>
      <style:text-properties style:font-name="FreeSans"/>
    </style:style>
    <style:style style:name="P4" style:family="paragraph" style:parent-style-name="Standard">
      <style:text-properties style:font-name="FreeSans" officeooo:paragraph-rsid="000ed827"/>
    </style:style>
    <style:style style:name="P5" style:family="paragraph" style:parent-style-name="Standard">
      <style:paragraph-properties fo:break-before="page"/>
      <style:text-properties style:font-name="FreeSans" officeooo:paragraph-rsid="000ed827"/>
    </style:style>
    <style:style style:name="P6" style:family="paragraph" style:parent-style-name="Standard" style:master-page-name="">
      <loext:graphic-properties draw:fill="none"/>
      <style:paragraph-properties fo:margin-left="0in" fo:margin-right="3.9366in" fo:text-align="justify" style:justify-single-word="false" fo:text-indent="0in" style:auto-text-indent="false" style:page-number="auto" fo:background-color="transparent"/>
      <style:text-properties style:font-name="FreeSans"/>
    </style:style>
    <style:style style:name="P7" style:family="paragraph" style:parent-style-name="Standard">
      <loext:graphic-properties draw:fill="none"/>
      <style:paragraph-properties fo:margin-left="0in" fo:margin-right="3.9366in" fo:text-align="justify" style:justify-single-word="false" fo:text-indent="0in" style:auto-text-indent="false" fo:background-color="transparent"/>
      <style:text-properties style:font-name="FreeSans"/>
    </style:style>
    <style:style style:name="P8" style:family="paragraph" style:parent-style-name="Standard" style:master-page-name="">
      <loext:graphic-properties draw:fill="none"/>
      <style:paragraph-properties fo:margin-left="0in" fo:margin-right="5.1252in" fo:text-align="justify" style:justify-single-word="false" fo:text-indent="0in" style:auto-text-indent="false" style:page-number="auto" fo:background-color="transparent"/>
      <style:text-properties style:font-name="FreeSans"/>
    </style:style>
    <style:style style:name="P9" style:family="paragraph" style:parent-style-name="Standard">
      <loext:graphic-properties draw:fill="none"/>
      <style:paragraph-properties fo:margin-left="0in" fo:margin-right="5.1252in" fo:text-align="justify" style:justify-single-word="false" fo:text-indent="0in" style:auto-text-indent="false" fo:background-color="transparent"/>
      <style:text-properties style:font-name="FreeSans"/>
    </style:style>
    <style:style style:name="P10" style:family="paragraph" style:parent-style-name="Text_20_body">
      <style:text-properties style:font-name="FreeSans"/>
    </style:style>
    <style:style style:name="P11" style:family="paragraph" style:parent-style-name="Text_20_body" style:master-page-name="">
      <loext:graphic-properties draw:fill="none"/>
      <style:paragraph-properties fo:margin-left="0in" fo:margin-right="4.6252in" fo:text-align="justify" style:justify-single-word="false" fo:text-indent="0in" style:auto-text-indent="false" style:page-number="auto" fo:break-before="page" fo:background-color="transparent"/>
      <style:text-properties style:font-name="FreeSans" fo:font-size="22pt" style:font-size-asian="22pt" style:font-size-complex="22pt"/>
    </style:style>
    <style:style style:name="P12" style:family="paragraph" style:parent-style-name="Text_20_body">
      <loext:graphic-properties draw:fill="none"/>
      <style:paragraph-properties fo:margin-left="0in" fo:margin-right="4.6252in" fo:text-align="justify" style:justify-single-word="false" fo:text-indent="0in" style:auto-text-indent="false" fo:background-color="transparent"/>
      <style:text-properties style:font-name="FreeSans" fo:font-size="12pt" style:font-size-asian="12pt" style:font-size-complex="12pt"/>
    </style:style>
    <style:style style:name="P13" style:family="paragraph" style:parent-style-name="Text_20_body">
      <loext:graphic-properties draw:fill="none"/>
      <style:paragraph-properties fo:margin-left="0in" fo:margin-right="4.6252in" fo:text-align="justify" style:justify-single-word="false" fo:text-indent="0in" style:auto-text-indent="false" fo:background-color="transparent"/>
      <style:text-properties style:font-name="FreeSans"/>
    </style:style>
    <style:style style:name="P14" style:family="paragraph" style:parent-style-name="Text_20_body" style:master-page-name="">
      <loext:graphic-properties draw:fill="none"/>
      <style:paragraph-properties fo:margin-left="0in" fo:margin-right="4.6866in" fo:margin-top="0in" fo:margin-bottom="0.0972in" style:contextual-spacing="false" fo:line-height="115%" fo:text-align="justify" style:justify-single-word="false" fo:text-indent="0in" style:auto-text-indent="false" style:page-number="auto" fo:background-color="transparent"/>
      <style:text-properties style:font-name="FreeSans"/>
    </style:style>
    <style:style style:name="P15" style:family="paragraph" style:parent-style-name="Text_20_body">
      <loext:graphic-properties draw:fill="none"/>
      <style:paragraph-properties fo:margin-left="0in" fo:margin-right="4.6866in" fo:margin-top="0in" fo:margin-bottom="0.0972in" style:contextual-spacing="false" fo:line-height="115%" fo:text-align="justify" style:justify-single-word="false" fo:text-indent="0in" style:auto-text-indent="false" fo:background-color="transparent"/>
      <style:text-properties style:font-name="FreeSans"/>
    </style:style>
    <style:style style:name="P16" style:family="paragraph" style:parent-style-name="Text_20_body">
      <style:paragraph-properties fo:margin-left="0in" fo:margin-right="0in" fo:margin-top="0in" fo:margin-bottom="0in" style:contextual-spacing="false" fo:text-indent="0in" style:auto-text-indent="false"/>
      <style:text-properties fo:color="#0a0012" loext:opacity="100%" style:font-name="FreeSans" fo:font-size="16pt"/>
    </style:style>
    <style:style style:name="T1"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Case: #1349</text:p>
      <text:p text:style-name="P16">Subject: Zhao Jing</text:p>
      <text:p text:style-name="P16">Age: 8 yo.</text:p>
      <text:p text:style-name="P16">Height: 0.65 ft.</text:p>
      <text:p text:style-name="P16">Blood Type: B+</text:p>
      <text:p text:style-name="P16">Description: Light skin, dark straight hair, brown eyes. Asian.</text:p>
      <text:p text:style-name="P10"/>
      <text:p text:style-name="P10"/>
      <text:p text:style-name="P16">Son of Zhao Feng and Gabriela Sanchez. Reported lost by his father on April 5th 1985, he was last seen close to "Nueva Esperanza Park" on Two Angels avenue. Subject was wearing a green coat and a baseball hat.</text:p>
      <text:p text:style-name="P1"/>
      <text:p text:style-name="P2">**Saint Bartholomew Faces Economic Turmoil as Plastic Industry Woes Deepen**</text:p>
      <text:p text:style-name="P1"/>
      <text:p text:style-name="P1">*The Bartholomew Beacon, June 8, 1975*</text:p>
      <text:p text:style-name="P1"/>
      <text:p text:style-name="P6"><text:tab/>Saint Bartholomew, the once-thriving hub of plastic production, is now grappling with an economic crisis that threatens the very foundation of its industrial landscape. The city, known for its vibrant plastic factories, is facing unprecedented challenges that have sent shockwave through its economic core.</text:p>
      <text:p text:style-name="P7"/>
      <text:p text:style-name="P7"><text:tab/>At the epicenter of the crisis is a sudden scarcity of a crucial ingredient for plastic manufacturing—polymer resin. Industry insiders are baffled as the polymer resin, a fundamental component for various plastic products, is becoming increasingly difficult to obtain. This unforeseen shortage has forced factories to slow down production, triggering a domino effect that is being felt throughout the city.</text:p>
      <text:p text:style-name="P7"/>
      <text:p text:style-name="P7"><text:tab/>Plastic manufacturers, such as Bartholomew Plastics Incorporated, are feeling the pinch as production lines grind to a halt. William Turner, CEO of Bartholomew Plastics, expressed his concerns, stating, "We're facing unprecedented challenges in securing the necessary materials to keep our machines running. The polymer resin shortage is a severe blow to our industry and our city."</text:p>
      <text:p text:style-name="P4"/>
      <text:p text:style-name="P5"/>
      <text:p text:style-name="P8"><text:tab/>Local economists are sounding alarm bells, predicting a grim outlook for Saint Bartholomew's economy. The sudden slowdown in plastic production has led to layoffs and increased unemployment rates, creating a ripple effect that is impacting businesses and households alike.</text:p>
      <text:p text:style-name="P9"/>
      <text:p text:style-name="P9"><text:tab/>Dr. Margaret Anderson, a leading economist at Bartholomew University, warns, "The plastic industry has been the economic backbone of our city for years. The current crisis could lead to a prolonged recession, with businesses struggling and families facing financial hardships."</text:p>
      <text:p text:style-name="P9"/>
      <text:p text:style-name="P9"><text:tab/>City officials are scrambling to address the crisis, exploring alternative sources for polymer resin and negotiating with suppliers. In the meantime, rumors circulate about a government task force investigating the roots of the shortage, with speculations ranging from industrial espionage to environmental concerns.</text:p>
      <text:p text:style-name="P9"/>
      <text:p text:style-name="P9"><text:tab/>As the city anxiously waits for a resolution, the plastic <text:soft-page-break/>factories that once symbolized prosperity now stand as silent witnesses to a bygone era. The future of Saint Bartholomew hangs in the balance, and only time will tell whether the city can overcome these economic challenges and restore its once-thriving plastic industry.</text:p>
      <text:p text:style-name="P11"><text:tab/><text:span text:style-name="T1">In the midst of the economic turmoil that gripped the world in the 1970s, one man emerged from the shadows to defy the odds and become an unlikely hero. Meet Henry Cargill, a mysterious millionaire businessman whose unconventional methods and lavish lifestyle have left the world both baffled and in awe.</text:span></text:p>
      <text:p text:style-name="P12"><text:tab/>Cargill, known for his eccentric taste and flamboyant demeanor, seemed an unlikely candidate to weather the storm of the economic crisis that plagued the globe during the '70s. As governments struggled to stabilize their economies and citizens faced unprecedented financial hardships, Cargill lived a life of luxury that seemed immune to the financial downturn.</text:p>
      <text:p text:style-name="P12"><text:tab/>Rumors circulated that Cargill had amassed his fortune through a series of risky investments that paid off just in the nick of time. Some even suggested that he had a secret formula for predicting market trends, akin to a financial wizard with a crystal ball. The truth, however, remains shrouded in mystery, as Cargill has been notoriously tight-lipped about the source of his wealth.</text:p>
      <text:p text:style-name="P3"/>
      <text:p text:style-name="P3"/>
      <text:p text:style-name="P3"/>
      <text:p text:style-name="P3"/>
      <text:p text:style-name="P3"/>
      <text:p text:style-name="P13"><text:soft-page-break/><text:tab/>In the throes of the economic downturn that gripped the nation in 1975, local factories find themselves navigating a perilous path of financial uncertainty, prompting widespread employee layoffs. As industries reel from the effects of the crisis, the once-stable jobs of countless workers hang in the balance.</text:p>
      <text:p text:style-name="P14"><text:tab/>Throughout the country, factories that were once the backbone of communities are now grappling with tough decisions as they confront dwindling orders, disrupted supply chains, and rising production costs. The fallout has led to a wave of layoffs, leaving families and communities in distress.</text:p>
      <text:p text:style-name="P15"><text:tab/>The manufacturing sector, hit hard by the economic downturn, has been forced to downsize its workforce to stay afloat. Workers who had long been the lifeblood of these factories now face the harsh reality of unemployment. The layoffs, often framed as a necessary but painful cost-cutting measure, have triggered protests and calls for government intervention to support those affected.</text:p>
      <text:p text:style-name="P15"><text:tab/>The impact of these layoffs extends beyond the factory floor, reaching into the very fabric of communities. With the loss of jobs, local businesses that depended on <text:soft-page-break/>the steady income of factory workers now grapple with reduced customer spending, creating a ripple effect throughout the economy.</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lwg Typewriter" svg:font-family="'Tlwg Typewriter'"/>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9T22:25:08.450228953</meta:creation-date>
    <dc:date>2023-12-17T22:01:24.547663710</dc:date>
    <meta:editing-duration>PT9M40S</meta:editing-duration>
    <meta:editing-cycles>3</meta:editing-cycles>
    <meta:generator>LibreOffice/7.3.7.2$Linux_X86_64 LibreOffice_project/30$Build-2</meta:generator>
    <meta:document-statistic meta:table-count="0" meta:image-count="0" meta:object-count="0" meta:page-count="7" meta:paragraph-count="23" meta:word-count="778" meta:character-count="5086" meta:non-whitespace-character-count="4318"/>
  </office:meta>
</office:document-meta>
</file>